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ToAvalonDataSourceBridge.release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ringToAvalonDataSourceBridge.isSelectable( Object polic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ToAvalonDataSourceBridge.getSpringData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ToAvalonDataSourceBridge.SpringToAvalonDataSourceBrid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ToAvalonDataSourceBridge.select( Object polic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pringToAvalonDataSourceBridge.getDataSourceSel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ToAvalonDataSourceBridge.setSpringDataSources( Map springDataSour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ToAvalonDataSourceBridge.setDataSourceSelector( ServiceSelector dataSource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